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YALBs4GWnJw 0" svg:font-family="'YALBs4GWnJw 0', _fb_, auto"/>
  </office:font-face-decls>
  <office:automatic-styles>
    <style:style style:name="P1" style:family="paragraph" style:parent-style-name="Heading_20_3">
      <style:text-properties officeooo:paragraph-rsid="000a6289"/>
    </style:style>
    <style:style style:name="P2" style:family="paragraph" style:parent-style-name="Text_20_body" style:list-style-name="L1">
      <style:paragraph-properties fo:margin-top="0cm" fo:margin-bottom="0cm" style:contextual-spacing="false"/>
      <style:text-properties fo:font-variant="normal" fo:text-transform="none" fo:color="#000000" loext:opacity="100%" fo:font-style="normal" fo:font-weight="bold"/>
    </style:style>
    <style:style style:name="P3" style:family="paragraph" style:parent-style-name="Text_20_body" style:list-style-name="L1">
      <style:paragraph-properties fo:margin-top="0cm" fo:margin-bottom="0cm" style:contextual-spacing="false"/>
      <style:text-properties fo:font-variant="normal" fo:text-transform="none" fo:color="#000000" loext:opacity="100%" fo:font-style="normal" fo:font-weight="normal"/>
    </style:style>
    <style:style style:name="P4" style:family="paragraph" style:parent-style-name="Text_20_body" style:list-style-name="L1">
      <style:text-properties fo:font-variant="normal" fo:text-transform="none" fo:color="#000000" loext:opacity="100%" fo:font-style="normal" fo:font-weight="normal"/>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7"/>
    <style:style style:name="P10" style:family="paragraph" style:parent-style-name="Text_20_body">
      <style:text-properties officeooo:paragraph-rsid="0009670f"/>
    </style:style>
    <style:style style:name="P11" style:family="paragraph" style:parent-style-name="Text_20_body" style:list-style-name="L9"/>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officeooo:paragraph-rsid="000a6289"/>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style style:name="P21" style:family="paragraph" style:parent-style-name="Text_20_body" style:list-style-name="L18"/>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style style:name="P35" style:family="paragraph" style:parent-style-name="Text_20_body" style:list-style-name="L27">
      <style:paragraph-properties fo:margin-top="0cm" fo:margin-bottom="0cm" style:contextual-spacing="false"/>
    </style:style>
    <style:style style:name="P36" style:family="paragraph" style:parent-style-name="Text_20_body" style:list-style-name="L28"/>
    <style:style style:name="P37" style:family="paragraph" style:parent-style-name="Text_20_body" style:list-style-name="L28">
      <style:paragraph-properties fo:margin-top="0cm" fo:margin-bottom="0cm" style:contextual-spacing="false"/>
    </style:style>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2">
      <style:paragraph-properties fo:margin-top="0cm" fo:margin-bottom="0cm" style:contextual-spacing="false"/>
    </style:style>
    <style:style style:name="P43" style:family="paragraph" style:parent-style-name="Text_20_body" style:list-style-name="L33"/>
    <style:style style:name="P44" style:family="paragraph" style:parent-style-name="Text_20_body" style:list-style-name="L33">
      <style:paragraph-properties fo:margin-top="0cm" fo:margin-bottom="0cm" style:contextual-spacing="false"/>
    </style:style>
    <style:style style:name="P45" style:family="paragraph" style:parent-style-name="Text_20_body" style:list-style-name="L34"/>
    <style:style style:name="P46" style:family="paragraph" style:parent-style-name="Text_20_body" style:list-style-name="L34">
      <style:paragraph-properties fo:margin-top="0cm" fo:margin-bottom="0cm" style:contextual-spacing="false"/>
    </style:style>
    <style:style style:name="P47" style:family="paragraph" style:parent-style-name="Text_20_body" style:list-style-name="L35"/>
    <style:style style:name="P48" style:family="paragraph" style:parent-style-name="Text_20_body" style:list-style-name="L35">
      <style:paragraph-properties fo:margin-top="0cm" fo:margin-bottom="0cm" style:contextual-spacing="false"/>
    </style:style>
    <style:style style:name="T1" style:family="text">
      <style:text-properties officeooo:rsid="00095e9d"/>
    </style:style>
    <style:style style:name="T2" style:family="text">
      <style:text-properties officeooo:rsid="0009670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Text_20_body"/>
      <text:h text:style-name="Heading_20_3" text:outline-level="3">Slide 1: Title Slide</text:h>
      <text:p text:style-name="Text_20_body"><text:span text:style-name="Strong_20_Emphasis">Speaker Notes:</text:span> "Good morning, everyone.<text:span text:style-name="T1">I am Aneesha </text:span>, and today I will be presenting a comparative study of text classification <text:s/><text:span text:style-name="T1">using </text:span>machine learning model architectures. We will explore and compare five different models: Naive Bayes, Random Forest, LSTM, RNN, and Transformers. Let's get started."</text:p>
      <text:h text:style-name="Heading_20_3" text:outline-level="3">Slide 2: Introduction</text:h>
      <text:p text:style-name="Text_20_body"><text:span text:style-name="Strong_20_Emphasis">Speaker Notes:</text:span> "Text classification is a crucial task in natural language processing, where the goal is to assign predefined categories to text. This task has applications in various fields, such as spam detection, sentiment analysis, and topic labeling. Choosing the right model architecture is vital as it can significantly impact the performance and efficiency of the classification task. Today, we will compare some of the most commonly used models to help you understand their strengths and weaknesses."</text:p>
      <text:h text:style-name="Heading_20_3" text:outline-level="3">Slide 3: Overview of Naive Bayes (NB)</text:h>
      <text:p text:style-name="Text_20_body"><text:span text:style-name="Strong_20_Emphasis">Speaker Notes:</text:span> "First, let's look at Naive Bayes. Naive Bayes is a probabilistic classifier based on Bayes' theorem. It assumes that the presence of a particular feature in a class is unrelated to the presence of any other feature, which is a strong but often useful simplification. This model is highly efficient and interpretable, making it suitable for tasks like spam detection. </text:p>
      <text:p text:style-name="Text_20_body">There are different variants of Naive Bayes, including Gaussian, Multinomial, and Bernoulli, each suited for different types of data. For example, Gaussian Naive Bayes is ideal for continuous value data, while Multinomial Naive Bayes works well with frequency-based data.</text:p>
      <text:list xml:id="list3313122766" text:style-name="L2">
        <text:list-item>
          <text:p text:style-name="P6">During the training phase, the classifier calculates the frequency of each word in each class and the overall frequency of each class.</text:p>
        </text:list-item>
      </text:list>
      <text:list xml:id="list2061777016" text:style-name="L3">
        <text:list-item>
          <text:p text:style-name="P7">In the prediction phase, it computes the posterior probability for each class using Bayes' theorem and selects the class with the highest posterior probability for the new document.</text:p>
        </text:list-item>
        <text:list-item>
          <text:p text:style-name="P7">It's effective for large-scale classification tasks with independent features and is robust and efficient for applications like spam detection and sentiment analysis.</text:p>
        </text:list-item>
      </text:list>
      <text:list xml:id="list2067925067" text:style-name="L5">
        <text:list-item>
          <text:p text:style-name="P8">Additionally, it works well with high-dimensional data where the feature independence assumption holds reasonably well.</text:p>
        </text:list-item>
        <text:list-item>
          <text:p text:style-name="P8">It assumes that features are independent, which is rarely true in text data, and may struggle with capturing complex relationships between features.</text:p>
        </text:list-item>
      </text:list>
      <text:list xml:id="list4073878146" text:style-name="L7">
        <text:list-item>
          <text:p text:style-name="P9">Furthermore, its performance can be sensitive to the choice of smoothing parameters.</text:p>
        </text:list-item>
      </text:list>
      <text:h text:style-name="Heading_20_3" text:outline-level="3">Slide 4: Overview of Random Forest (RF)</text:h>
      <text:p text:style-name="P10"><text:span text:style-name="Strong_20_Emphasis">Speaker Notes:</text:span> "Next, we have Random Forest, an ensemble learning method that constructs multiple decision trees during training and outputs the mode of the classes for classification tasks.</text:p>
      <text:p text:style-name="P10"><text:tab/><text:span text:style-name="T2">E</text:span>ach decision tree in a Random Forest is trained on a random subset of features and data.</text:p>
      <text:list xml:id="list2267654332" text:style-name="L9">
        <text:list-item>
          <text:p text:style-name="P11"><text:soft-page-break/>This randomness helps to reduce overfitting and improve the generalization of the model.</text:p>
        </text:list-item>
        <text:list-item>
          <text:p text:style-name="P11">During training, multiple decision trees are grown using bootstrapped samples of the data and random subsets of features.</text:p>
        </text:list-item>
      </text:list>
      <text:list xml:id="list4093923254" text:style-name="L11">
        <text:list-item>
          <text:p text:style-name="P12">For prediction, each tree in the forest makes its own prediction.</text:p>
        </text:list-item>
      </text:list>
      <text:list xml:id="list4096424648" text:style-name="L12">
        <text:list-item>
          <text:p text:style-name="P13">The final prediction is made by aggregating the predictions from all trees, often using techniques like majority voting.</text:p>
        </text:list-item>
        <text:list-item>
          <text:p text:style-name="P13">Random Forest offers several advantages in text classification.</text:p>
        </text:list-item>
      </text:list>
      <text:list xml:id="list1747502005" text:style-name="L13">
        <text:list-item>
          <text:p text:style-name="P15">It can handle high-dimensional data and model complex decision boundaries effectively.</text:p>
        </text:list-item>
        <text:list-item>
          <text:p text:style-name="P14">Due to its ensemble nature, it's resistant to overfitting and performs well on diverse text classification tasks, including multi-class problems.</text:p>
        </text:list-item>
      </text:list>
      <text:p text:style-name="Text_20_body"><text:span text:style-name="Strong_20_Emphasis">Slide 7: Disadvantages</text:span></text:p>
      <text:list xml:id="list2457118717" text:style-name="L14">
        <text:list-item>
          <text:p text:style-name="P17">However, Random Forest has its drawbacks as well.</text:p>
        </text:list-item>
        <text:list-item>
          <text:p text:style-name="P17">It can be computationally intensive, especially during training and prediction, compared to simpler models.</text:p>
        </text:list-item>
        <text:list-item>
          <text:p text:style-name="P17">The complexity of the model increases with the number of trees, making it harder to interpret.</text:p>
        </text:list-item>
        <text:list-item>
          <text:p text:style-name="P16">Additionally, Random Forest can be memory-intensive, particularly with large datasets and many trees.</text:p>
        </text:list-item>
      </text:list>
      <text:h text:style-name="Heading_20_3" text:outline-level="3">Slide 6: Overview of RNN</text:h>
      <text:p text:style-name="Text_20_body"><text:span text:style-name="Strong_20_Emphasis">Speaker Notes:</text:span> "Recurrent Neural Networks, or RNNs, are designed to handle sequential data by maintaining a hidden state that captures information about previous elements in the sequence. This makes them suitable for tasks where the order of words matters. While RNNs can capture short-term dependencies, they struggle with long-term dependencies due to issues like vanishing gradients. LSTMs were developed to address some of these issues."</text:p>
      <text:p text:style-name="Text_20_body">Vanilla RNN, which is the basic form of RNN, and the key component known as the Embedding Layer, which maps words to dense vectors, including handling out-of-vocabulary (OOV) words.</text:p>
      <text:list xml:id="list544863180" text:style-name="L15">
        <text:list-item>
          <text:p text:style-name="P19">RNNs update the hidden state with each new word in the sequence, allowing them to process sequences of varying lengths.</text:p>
        </text:list-item>
      </text:list>
      <text:list xml:id="list3619703413" text:style-name="L16">
        <text:list-item>
          <text:p text:style-name="P20">They utilize embeddings to represent words as dense vectors and handle sequential processing effectively.</text:p>
        </text:list-item>
        <text:list-item>
          <text:p text:style-name="P20">During training, each word in the sequence is passed through an embedding layer, updating the hidden state accordingly.</text:p>
        </text:list-item>
      </text:list>
      <text:list xml:id="list1935634199" text:style-name="L18">
        <text:list-item>
          <text:p text:style-name="P21">The final hidden state, or an aggregation like average/max pooling, is used for classification.</text:p>
        </text:list-item>
        <text:list-item>
          <text:p text:style-name="P21">For prediction, a new document is processed similarly, generating word embeddings and updating the hidden state sequentially.</text:p>
        </text:list-item>
      </text:list>
      <text:list xml:id="list469432079" text:style-name="L20">
        <text:list-item>
          <text:p text:style-name="P22">The final hidden state is then used to predict the class of the document.</text:p>
        </text:list-item>
        <text:list-item>
          <text:p text:style-name="P22"><text:span text:style-name="Strong_20_Emphasis">Advantages</text:span></text:p>
        </text:list-item>
      </text:list>
      <text:list xml:id="list143515418" text:style-name="L21">
        <text:list-item>
          <text:p text:style-name="P24">RNNs offer several advantages for text classification tasks.</text:p>
        </text:list-item>
        <text:list-item>
          <text:p text:style-name="P24"><text:soft-page-break/>They are effective for tasks requiring sequence modeling, such as language modeling and text generation.</text:p>
        </text:list-item>
        <text:list-item>
          <text:p text:style-name="P23">RNNs capture contextual information and dependencies between words, making them suitable for sentiment analysis and named entity recognition.</text:p>
        </text:list-item>
      </text:list>
      <text:p text:style-name="Text_20_body"><text:span text:style-name="Strong_20_Emphasis">Slide 7: Disadvantages</text:span></text:p>
      <text:list xml:id="list2440171074" text:style-name="L22">
        <text:list-item>
          <text:p text:style-name="P26">However, RNNs also come with their challenges.</text:p>
        </text:list-item>
        <text:list-item>
          <text:p text:style-name="P26">They may encounter the vanishing gradient problem, especially with long sequences, which can lead to difficulty in retaining information.</text:p>
        </text:list-item>
        <text:list-item>
          <text:p text:style-name="P25">RNNs require longer training times compared to simpler models and come with a high computational cost for both training and prediction.</text:p>
        </text:list-item>
      </text:list>
      <text:list xml:id="list173143372302095" text:continue-list="list469432079" text:style-name="L20">
        <text:list-item>
          <text:p text:style-name="P22"/>
        </text:list-item>
      </text:list>
      <text:h text:style-name="P1" text:outline-level="3">Slide 5: Overview of LSTM</text:h>
      <text:p text:style-name="P18"><text:span text:style-name="Strong_20_Emphasis">Speaker Notes:</text:span> "Long Short-Term Memory networks, or LSTMs, are a type of recurrent neural network designed to remember information for long periods. They are particularly effective for sequential data, such as text, where the context of words in a sequence is important. LSTMs are capable of learning long-term dependencies, making them suitable for tasks like language modeling and predictive text.They achieve this through the use of gates – specifically, input, forget, and output gates – that control the flow of information and manage long-term dependencies effectively.</text:p>
      <text:p text:style-name="P18">Similar to other RNNs, LSTMs use an embedding layer to map words to dense vectors.</text:p>
      <text:list xml:id="list1804723454" text:style-name="L23">
        <text:list-item>
          <text:p text:style-name="P27">For out-of-vocabulary (OOV) words, a special <text:span text:style-name="Source_20_Text">&lt;UNK&gt;</text:span> token is assigned to handle them.</text:p>
        </text:list-item>
      </text:list>
      <text:p text:style-name="Text_20_body"><text:span text:style-name="Strong_20_Emphasis">Slide 4: Sequence Processing</text:span></text:p>
      <text:list xml:id="list1328934516" text:style-name="L24">
        <text:list-item>
          <text:p text:style-name="P29">LSTMs are particularly good at retaining long-term information, making them superior to vanilla RNNs in many applications.</text:p>
        </text:list-item>
        <text:list-item>
          <text:p text:style-name="P28">This ability is crucial for tasks where context over longer text spans is important.</text:p>
        </text:list-item>
      </text:list>
      <text:p text:style-name="Text_20_body"><text:span text:style-name="Strong_20_Emphasis">Slide 5: Text Classification Process - Training</text:span></text:p>
      <text:list xml:id="list855764192" text:style-name="L25">
        <text:list-item>
          <text:p text:style-name="P31">During training, each word in the sequence is passed through an embedding layer.</text:p>
        </text:list-item>
        <text:list-item>
          <text:p text:style-name="P31">The LSTM cell state and hidden state are updated with each word in the sequence.</text:p>
        </text:list-item>
        <text:list-item>
          <text:p text:style-name="P30">The final hidden state, or a combination of states, is then used for classification.</text:p>
        </text:list-item>
      </text:list>
      <text:p text:style-name="Text_20_body"><text:span text:style-name="Strong_20_Emphasis">Slide 6: Text Classification Process - Prediction</text:span></text:p>
      <text:list xml:id="list476193911" text:style-name="L26">
        <text:list-item>
          <text:p text:style-name="P33">For making predictions, a new document is processed by generating word embeddings and updating the LSTM states sequentially.</text:p>
        </text:list-item>
        <text:list-item>
          <text:p text:style-name="P32">The final states are then used to predict the class of the document.</text:p>
        </text:list-item>
      </text:list>
      <text:p text:style-name="Text_20_body"><text:span text:style-name="Strong_20_Emphasis">Slide 7: Advantages</text:span></text:p>
      <text:list xml:id="list3009244282" text:style-name="L27">
        <text:list-item>
          <text:p text:style-name="P35">LSTMs offer several key advantages.</text:p>
        </text:list-item>
        <text:list-item>
          <text:p text:style-name="P35">They handle long-term dependencies well and can retain information over longer sequences.</text:p>
        </text:list-item>
        <text:list-item>
          <text:p text:style-name="P35">This makes them effective for text classification tasks that require context over longer text spans.</text:p>
        </text:list-item>
        <text:list-item>
          <text:p text:style-name="P34">LSTMs are widely used in applications like machine translation and speech recognition.</text:p>
        </text:list-item>
      </text:list>
      <text:p text:style-name="Text_20_body"><text:soft-page-break/><text:span text:style-name="Strong_20_Emphasis">Slide 8: Disadvantages</text:span></text:p>
      <text:list xml:id="list3774569695" text:style-name="L28">
        <text:list-item>
          <text:p text:style-name="P37">However, LSTMs also come with some disadvantages.</text:p>
        </text:list-item>
        <text:list-item>
          <text:p text:style-name="P37">They are more complex than vanilla RNNs, making them harder to implement and tune.</text:p>
        </text:list-item>
        <text:list-item>
          <text:p text:style-name="P37">LSTMs require longer training times due to their complexity.</text:p>
        </text:list-item>
        <text:list-item>
          <text:p text:style-name="P36">Additionally, they come with a high computational cost for both training and prediction.</text:p>
        </text:list-item>
      </text:list>
      <text:p text:style-name="P18"/>
      <text:h text:style-name="Heading_20_3" text:outline-level="3">Slide 7: Overview of Transformers</text:h>
      <text:p text:style-name="Text_20_body"><text:span text:style-name="Strong_20_Emphasis">Speaker Notes:</text:span> "Transformers are the latest advancement in neural network architectures for natural language processing. Unlike RNNs and LSTMs, they do not process data sequentially. Instead, they use a mechanism called 'attention' to capture global dependencies between all words in the sequence. This makes them highly effective for complex tasks requiring a deep understanding of language, such as question answering and language modeling. Transformers are used in state-of-the-art models like BERT, GPT, and T5. However, they require substantial computational resources and large amounts of data to perform well."</text:p>
      <text:list xml:id="list3867904800" text:style-name="L29">
        <text:list-item>
          <text:p text:style-name="P38">ransformers are a type of neural network architecture based on self-attention mechanisms. This means they can weigh the importance of different words in a sequence simultaneously.</text:p>
        </text:list-item>
      </text:list>
      <text:p text:style-name="Text_20_body"><text:span text:style-name="Strong_20_Emphasis">Slide 3: Embedding Layer</text:span></text:p>
      <text:list xml:id="list3805181039" text:style-name="L30">
        <text:list-item>
          <text:p text:style-name="P39">Transformers often use subword tokenization methods, such as byte pair encoding or WordPiece, to handle out-of-vocabulary (OOV) words by breaking them into known subwords.</text:p>
        </text:list-item>
      </text:list>
      <text:p text:style-name="Text_20_body"><text:span text:style-name="Strong_20_Emphasis">Slide 4: Self-Attention</text:span></text:p>
      <text:list xml:id="list2532249684" text:style-name="L31">
        <text:list-item>
          <text:p text:style-name="P40">A key feature of transformers is self-attention, which processes all words in a sequence simultaneously. This allows the model to capture global dependencies and relationships between words.</text:p>
        </text:list-item>
      </text:list>
      <text:p text:style-name="Text_20_body"><text:span text:style-name="Strong_20_Emphasis">Slide 5: Text Classification Process - Training</text:span></text:p>
      <text:list xml:id="list3344970750" text:style-name="L32">
        <text:list-item>
          <text:p text:style-name="P42">During training, the process involves several steps:</text:p>
          <text:list>
            <text:list-item>
              <text:p text:style-name="P42">Tokenize the input text into subwords.</text:p>
            </text:list-item>
            <text:list-item>
              <text:p text:style-name="P42">Pass these tokens through an embedding layer.</text:p>
            </text:list-item>
            <text:list-item>
              <text:p text:style-name="P42">Apply multiple layers of self-attention and feed-forward neural networks.</text:p>
            </text:list-item>
            <text:list-item>
              <text:p text:style-name="P41">Use the representation of a special token, typically the <text:span text:style-name="Source_20_Text">[CLS]</text:span> token, for classification.</text:p>
            </text:list-item>
          </text:list>
        </text:list-item>
      </text:list>
      <text:p text:style-name="Text_20_body"><text:span text:style-name="Strong_20_Emphasis">Slide 6: Text Classification Process - Prediction</text:span></text:p>
      <text:list xml:id="list2127808677" text:style-name="L33">
        <text:list-item>
          <text:p text:style-name="P44">For making predictions, a new document is processed as follows:</text:p>
          <text:list>
            <text:list-item>
              <text:p text:style-name="P44">Tokenize and embed the text.</text:p>
            </text:list-item>
            <text:list-item>
              <text:p text:style-name="P44">Apply the trained transformer model.</text:p>
            </text:list-item>
            <text:list-item>
              <text:p text:style-name="P43">Use the output of the <text:span text:style-name="Source_20_Text">[CLS]</text:span> token to predict the class of the document.</text:p>
            </text:list-item>
          </text:list>
        </text:list-item>
      </text:list>
      <text:p text:style-name="Text_20_body"><text:span text:style-name="Strong_20_Emphasis">Slide 7: Advantages</text:span></text:p>
      <text:list xml:id="list271158437" text:style-name="L34">
        <text:list-item>
          <text:p text:style-name="P46">Transformers offer several significant advantages:</text:p>
          <text:list>
            <text:list-item>
              <text:p text:style-name="P46"><text:soft-page-break/>They capture global dependencies and relationships between all words in the sequence.</text:p>
            </text:list-item>
            <text:list-item>
              <text:p text:style-name="P46">They are highly effective for tasks requiring a complex understanding of language, such as question answering and language modeling.</text:p>
            </text:list-item>
            <text:list-item>
              <text:p text:style-name="P45">Transformers are used in state-of-the-art models like BERT, GPT, and T5, which are applied to a wide range of NLP tasks.</text:p>
            </text:list-item>
          </text:list>
        </text:list-item>
      </text:list>
      <text:p text:style-name="Text_20_body"><text:span text:style-name="Strong_20_Emphasis">Slide 8: Disadvantages</text:span></text:p>
      <text:list xml:id="list2677803736" text:style-name="L35">
        <text:list-item>
          <text:p text:style-name="P48">However, transformers also come with some disadvantages:</text:p>
          <text:list>
            <text:list-item>
              <text:p text:style-name="P48">They require substantial computational resources, including powerful GPUs.</text:p>
            </text:list-item>
            <text:list-item>
              <text:p text:style-name="P48">Large amounts of data are needed to train these models effectively.</text:p>
            </text:list-item>
            <text:list-item>
              <text:p text:style-name="P47">The complexity of transformers makes them more challenging to implement and understand compared to traditional models.</text:p>
            </text:list-item>
          </text:list>
        </text:list-item>
      </text:list>
      <text:p text:style-name="Text_20_body"/>
      <text:h text:style-name="Heading_20_3" text:outline-level="3">Slide 8: Comparison Criteria</text:h>
      <text:p text:style-name="Text_20_body"><text:span text:style-name="Strong_20_Emphasis">Speaker Notes:</text:span> "To effectively compare these models, we will focus on several key criteria. First, accuracy measures how correct the model's predictions are. Computational efficiency considers the time and resources required for both training and prediction. Scalability evaluates how well the model handles increasing amounts of data. Ease of implementation looks at the complexity involved in setting up and tuning the model. Interpretability assesses how understandable the model and its predictions are. Finally, use case suitability examines the applicability of each model to different text classification tasks. These criteria provide a comprehensive evaluation, balancing performance with practical considerations."</text:p>
      <text:h text:style-name="Heading_20_3" text:outline-level="3">Slide 9: Model Performance</text:h>
      <text:p text:style-name="Text_20_body"><text:span text:style-name="Strong_20_Emphasis">Speaker Notes:</text:span> "Let's start with model performance. Naive Bayes generally performs well on smaller datasets with strong assumptions about feature independence. Random Forest often achieves high accuracy, especially with diverse datasets. LSTM and RNN excel in capturing context in sequential data, leading to high accuracy in those scenarios. Transformers provide state-of-the-art performance, particularly in understanding context and long-term dependencies. As shown in the bar chart, transformers often outperform other models on benchmark datasets, but the choice of model may still depend on the specific application."</text:p>
      <text:h text:style-name="Heading_20_3" text:outline-level="3">Slide 10: Computational Efficiency</text:h>
      <text:p text:style-name="Text_20_body"><text:span text:style-name="Strong_20_Emphasis">Speaker Notes:</text:span> "Next, we consider computational efficiency. Naive Bayes is very efficient, with fast training and prediction times due to its simplicity. Random Forest is moderately efficient; while training can be slow with large forests, prediction is relatively fast. LSTM and RNN are computationally intensive because of their sequential nature, requiring significant resources. Transformers are also highly computationally demanding, particularly for large models like BERT or GPT. This line graph shows the training time versus dataset size for each model, highlighting the significant resource needs for deep learning models."</text:p>
      <text:h text:style-name="Heading_20_3" text:outline-level="3"><text:soft-page-break/>Slide 11: Scalability</text:h>
      <text:p text:style-name="Text_20_body"><text:span text:style-name="Strong_20_Emphasis">Speaker Notes:</text:span> "Scalability is another important factor. Naive Bayes scales well with large datasets due to its simplicity. Random Forest can handle large datasets but may require more computational resources as the number of trees increases. LSTM and RNN struggle with very large datasets because of their sequential processing requirements. Transformers, on the other hand, are designed to handle large datasets but require substantial hardware. This table summarizes the scalability ratings for each model, indicating that simpler models tend to scale more easily than complex ones."</text:p>
      <text:h text:style-name="Heading_20_3" text:outline-level="3">Slide 12: Ease of Implementation</text:h>
      <text:p text:style-name="Text_20_body"><text:span text:style-name="Strong_20_Emphasis">Speaker Notes:</text:span> "Ease of implementation varies widely among these models. Naive Bayes is straightforward to implement with basic statistical knowledge. Random Forest is moderately complex, involving several hyperparameters to tune. LSTM and RNN require a good understanding of neural networks and sequence processing. Transformers are the most complex, necessitating expertise in deep learning frameworks and significant computational resources. This comparative chart shows the ease of implementation on a scale from beginner to advanced, with Naive Bayes being the easiest and transformers the most challenging."</text:p>
      <text:h text:style-name="Heading_20_3" text:outline-level="3">Slide 13: Interpretability</text:h>
      <text:p text:style-name="Text_20_body"><text:span text:style-name="Strong_20_Emphasis">Speaker Notes:</text:span> "Interpretability is crucial for understanding and trusting model predictions. Naive Bayes offers high interpretability, as its predictions are based on clear statistical principles. Random Forest provides moderate interpretability, with feature importance analysis helping to explain decisions. LSTM and RNN have lower interpretability due to their complex internal states and dependencies. Transformers also score low on interpretability because of their intricate attention mechanisms. This diagram places each model on an interpretability scale, highlighting the trade-off between model complexity and ease of understanding."</text:p>
      <text:h text:style-name="Heading_20_3" text:outline-level="3">Slide 14: Use Case Suitability</text:h>
      <text:p text:style-name="Text_20_body"><text:span text:style-name="Strong_20_Emphasis">Speaker Notes:</text:span> "Each model has specific use cases where it excels. Naive Bayes is best for text with strong independence assumptions, such as spam detection. Random Forest is versatile and suitable for a variety of text classification tasks, including sentiment analysis. LSTM and RNN are ideal for sequential data, such as time series analysis and language modeling. Transformers are unmatched for tasks requiring deep contextual understanding, such as language translation and advanced NLP applications. This use case matrix maps models to their optimal applications, providing a clear guide for model selection."</text:p>
      <text:h text:style-name="Heading_20_3" text:outline-level="3">Slide 15: Pros and Cons Summary</text:h>
      <text:p text:style-name="Text_20_body"><text:span text:style-name="Strong_20_Emphasis">Speaker Notes:</text:span> "To summarize, each model has its own set of advantages and disadvantages. Naive Bayes is simple, fast, and highly interpretable but assumes feature independence. Random Forest offers high accuracy and robustness but is computationally intensive and less interpretable. LSTM and RNN are effective for sequential data but are slow to train and difficult to interpret. Transformers provide cutting-edge performance and handle long dependencies but require extensive resources and are complex to implement. This summary table provides a side-by-side comparison of these pros and cons."</text:p>
      <text:h text:style-name="Heading_20_3" text:outline-level="3"><text:soft-page-break/>Slide 17: Conclusion</text:h>
      <text:p text:style-name="Text_20_body"><text:span text:style-name="Strong_20_Emphasis">Speaker Notes:</text:span> "In conclusion, there's no one-size-fits-all model for text classification. The choice of model depends on specific criteria and application needs. Naive Bayes and Random Forest offer simplicity and efficiency for straightforward tasks. LSTM and RNN are strong for sequence-based tasks but are resource-intensive. Transformers deliver unmatched performance for complex NLP tasks but require significant computational power. The key takeaway is to choose models based on task requirements, available resources, and desired interpretability."</text:p>
      <text:h text:style-name="Heading_20_3" text:outline-level="3"/>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YALBs4GWnJw 0" svg:font-family="'YALBs4GWnJw 0', _fb_, au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0:09:24.529019298</meta:creation-date>
    <dc:date>2024-06-06T17:31:41.209043325</dc:date>
    <meta:editing-duration>PT7M8S</meta:editing-duration>
    <meta:editing-cycles>1</meta:editing-cycles>
    <meta:document-statistic meta:table-count="0" meta:image-count="0" meta:object-count="0" meta:page-count="7" meta:paragraph-count="116" meta:word-count="2434" meta:character-count="16333" meta:non-whitespace-character-count="14076"/>
    <meta:generator>LibreOffice/7.3.7.2$Linux_X86_64 LibreOffice_project/30$Build-2</meta:generator>
  </office:meta>
</office:document-meta>
</file>